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4. Разработайте простой блог на Django, где студенты-юристы могут публиковать свои статьи</text:p>
      <text:p text:style-name="Standard">по юридическим темам.</text:p>
      <text:p text:style-name="Standard">создать Django-приложение, которое содержит модель для статей и определить маршруты</text:p>
      <text:p text:style-name="Standard">и представления для отображения списка статей и деталей каждой статьи. Они также</text:p>
      <text:p text:style-name="Standard">могут добавить возможность создания и редактирования статей через административный</text:p>
      <text:p text:style-name="Standard">интерфейс Django.</text:p>
      <text:p text:style-name="Standard"/>
      <text:p text:style-name="Standard">Просто напечатать в Word:</text:p>
      <text:p text:style-name="Standard"/>
      <text:p text:style-name="Standard">- Описание предметной области: краткое описание темы или проблемы, которую студент решает с помощью программы. Пояснить, какие основные понятия, процессы или данные связаны с предметной областью.</text:p>
      <text:p text:style-name="Standard"><text:s text:c="4"/></text:p>
      <text:p text:style-name="Standard">- Описание программного продукта: студент должен показать, какие задачи выполняет программа для решения проблемы в предметной области. Указать основные функции и возможности, которые были реализованы.</text:p>
      <text:p text:style-name="Standard"><text:s text:c="4"/></text:p>
      <text:p text:style-name="Standard">- Технологии и инструменты: дать информацию о технологиях, языке программирования, фреймворках, библиотеках и других инструментах, которые были использованы при разработке программы. Пояснить, какие инструменты или библиотеки были использованы для создания графического интерфейса или диаграмм.</text:p>
      <text:p text:style-name="Standard"><text:s text:c="4"/></text:p>
      <text:p text:style-name="Standard">- Основные функции и реализация: показать структуру программного продукта, дать краткое описание основных модулей. Описать основные функции, представив фрагменты программного кода.</text:p>
      <text:p text:style-name="Standard"><text:s text:c="4"/></text:p>
      <text:p text:style-name="Standard">- Примеры использования: представить демонстрацию основных результатов, которые показывают, как программа может быть полезной в предметной области студента. Для этого он включает в отчет скрины работы программы с их описание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21:46:15.679975413</meta:creation-date>
    <dc:date>2024-04-15T21:47:06.357041170</dc:date>
    <meta:editing-duration>PT51S</meta:editing-duration>
    <meta:editing-cycles>1</meta:editing-cycles>
    <meta:document-statistic meta:table-count="0" meta:image-count="0" meta:object-count="0" meta:page-count="1" meta:paragraph-count="16" meta:word-count="188" meta:character-count="1508" meta:non-whitespace-character-count="1316"/>
    <meta:generator>LibreOffice/7.6.5.2$Linux_X86_64 LibreOffice_project/60$Build-2</meta:generator>
  </office:meta>
</office:document-meta>
</file>